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97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24_08-54-33_000.jpg</text:p>
          </table:table-cell>
          <table:table-cell table:style-name="ce3" office:value-type="string">
            <text:p>:m 食べた物　間食 / ヨーグルト / += 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0-24_09-40-58_000.jpg</text:p>
          </table:table-cell>
          <table:table-cell table:style-name="ce3" office:value-type="string">
            <text:p>:m 食べた物　間食 / ヨーグルト / += 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24_12-27-24_000.jpg</text:p>
          </table:table-cell>
          <table:table-cell table:style-name="ce3" office:value-type="string">
            <text:p>:bookmemo / 読んだ本 / 『デフレはなぜ怖いのか』 / 著者=原田泰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0-24_13-58-01_000.jpg</text:p>
          </table:table-cell>
          <table:table-cell table:style-name="ce3" office:value-type="string">
            <text:p>:m 1-2*3 RES / 245 / 『原油価格高騰の謎』　芥田知至 / p.16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0-24_13-58-19_000.jpg</text:p>
          </table:table-cell>
          <table:table-cell table:style-name="ce3" office:value-type="string">
            <text:p>:m 3*3 RES / 245 / 『原油価格高騰の謎』　芥田知至 / p.16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10-24_14-31-59_000.jpg</text:p>
          </table:table-cell>
          <table:table-cell office:value-type="string">
            <text:p>:m RES 1*1 / free# JVEMV6 44#2.2_ /currency / programming / flowchart / BUSL_3 / no-10.5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8-10-24_14-33-16_000.jpg</text:p>
          </table:table-cell>
          <table:table-cell office:value-type="string">
            <text:p>:PHOTO 記録用 / @自室、机上 / 自然観察 / 定点観測 / イチョウの葉、表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8-10-24_14-33-28_000.jpg</text:p>
          </table:table-cell>
          <table:table-cell office:value-type="string">
            <text:p>:PHOTO 記録用 / @自室、机上 / 自然観察 / 定点観測 / イチョウの葉、裏 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10-24_14-45-57_000.jpg</text:p>
          </table:table-cell>
          <table:table-cell table:style-name="ce3" office:value-type="string">
            <text:p>:m 食べた物　間食 / ヨーグルト / += 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10-24_15-25-25_000.jpg</text:p>
          </table:table-cell>
          <table:table-cell table:style-name="ce3" office:value-type="string">
            <text:p>:m 食べた物　間食 / ヨーグルト / += </text:p>
          </table:table-cell>
          <table:table-cell table:number-columns-repeated="3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8-10-24_16-40-53_000.jpg</text:p>
          </table:table-cell>
          <table:table-cell table:style-name="ce3" office:value-type="string">
            <text:p>:m 1-3*3 RES / 245 / 『相対性理論』　メラー　永田恒夫、伊藤大介、訳 / p.45</text:p>
          </table:table-cell>
          <table:table-cell table:number-columns-repeated="3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2018-10-24_18-15-03_000.jpg</text:p>
          </table:table-cell>
          <table:table-cell table:style-name="ce3" office:value-type="string">
            <text:p>:m music / log / kb / s.1:rec,8_11_20171128,R=1 s.2:gcsp-4,analy,N,sec-ending,R=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10-24_20-10-11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8-10-24_22-08-25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8-10-24_22-30-37_000.png</text:p>
          </table:table-cell>
          <table:table-cell table:style-name="ce3" office:value-type="string">
            <text:p>:m :PHOTO 寝た時刻 / 2018101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8-10-25_04-12-28_000.png</text:p>
          </table:table-cell>
          <table:table-cell table:style-name="ce3" office:value-type="string">
            <text:p>:m :PHOTO 起きた時刻 / 20181023</text:p>
          </table:table-cell>
          <table:table-cell table:number-columns-repeated="3"/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2018-10-25_04-25-31_000.jpg</text:p>
          </table:table-cell>
          <table:table-cell office:value-type="string">
            <text:p>:m 見た夢 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8-10-25_04-58-20_000.jpg</text:p>
          </table:table-cell>
          <table:table-cell table:style-name="ce3" office:value-type="string">
            <text:p>:m 食べた物　間食 / ヨーグルト / += </text:p>
          </table:table-cell>
          <table:table-cell table:number-columns-repeated="3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2018-10-25_05-27-42_000.jpg</text:p>
          </table:table-cell>
          <table:table-cell office:value-type="string">
            <text:p>:PHOTO 面白いもの / @カボス前、交差点 / 記録用 / 西の空、月 / N-35-35-24.32 E-139-34-48.89</text:p>
          </table:table-cell>
          <table:table-cell table:number-columns-repeated="3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2018-10-25_05-27-52_000.jpg</text:p>
          </table:table-cell>
          <table:table-cell office:value-type="string">
            <text:p>:PHOTO 面白いもの / @カボス前、交差点 / 記録用 / 西の空、月 / N-35-35-24.32 E-139-34-48.89</text:p>
          </table:table-cell>
          <table:table-cell table:number-columns-repeated="3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2018-10-25_05-28-03_000.jpg</text:p>
          </table:table-cell>
          <table:table-cell office:value-type="string">
            <text:p>:PHOTO 面白いもの / @カボス前、交差点 / 記録用 / 西の空、月 / N-35-35-24.32 E-139-34-48.89</text:p>
          </table:table-cell>
          <table:table-cell table:number-columns-repeated="3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2018-10-25_05-28-21_000.jpg</text:p>
          </table:table-cell>
          <table:table-cell office:value-type="string">
            <text:p>:PHOTO 面白いもの / @カボス前、交差点 / 記録用 / 西の空、月 / N-35-35-24.58 E-139-34-48.89</text:p>
          </table:table-cell>
          <table:table-cell table:number-columns-repeated="3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2018-10-25_05-28-36_000.jpg</text:p>
          </table:table-cell>
          <table:table-cell office:value-type="string">
            <text:p>:PHOTO 面白いもの / @カボス前、交差点 / 記録用 / 西の空、月 / N-35-35-24.58 E-139-34-48.89</text:p>
          </table:table-cell>
          <table:table-cell table:number-columns-repeated="3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2018-10-25_05-28-49_000.jpg</text:p>
          </table:table-cell>
          <table:table-cell office:value-type="string">
            <text:p>:PHOTO 面白いもの / @カボス前、交差点 / 記録用 / 西の空、月 / N-35-35-24.45 E-139-34-48.89</text:p>
          </table:table-cell>
          <table:table-cell table:number-columns-repeated="3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2018-10-25_05-29-06_000.jpg</text:p>
          </table:table-cell>
          <table:table-cell office:value-type="string">
            <text:p>:PHOTO 面白いもの / @カボス前、交差点 / 記録用 / 西の空、月 / N-35-35-24.47 E-139-34-48.89</text:p>
          </table:table-cell>
          <table:table-cell table:number-columns-repeated="3"/>
        </table:table-row>
        <table:table-row table:style-name="ro9">
          <table:table-cell office:value-type="float" office:value="26">
            <text:p>26</text:p>
          </table:table-cell>
          <table:table-cell office:value-type="string">
            <text:p>2018-10-25_06-45-54_000.jpg</text:p>
          </table:table-cell>
          <table:table-cell office:value-type="string">
            <text:p>:PHOTO 面白いもの / @桜木町駅、近く、東和現場への途中 / 記録用 / 高架道路、柱など / N-35-27-10.45 E-139-37-51.64</text:p>
          </table:table-cell>
          <table:table-cell table:number-columns-repeated="3"/>
        </table:table-row>
        <table:table-row table:style-name="ro9">
          <table:table-cell office:value-type="float" office:value="27">
            <text:p>27</text:p>
          </table:table-cell>
          <table:table-cell office:value-type="string">
            <text:p>2018-10-25_06-45-59_000.jpg</text:p>
          </table:table-cell>
          <table:table-cell office:value-type="string">
            <text:p>:PHOTO 面白いもの / @桜木町駅、近く、東和現場への途中 / 記録用 / 高架道路、柱など / N-35-27-9.46 E-139-37-53.57</text:p>
          </table:table-cell>
          <table:table-cell table:number-columns-repeated="3"/>
        </table:table-row>
        <table:table-row table:style-name="ro9">
          <table:table-cell office:value-type="float" office:value="28">
            <text:p>28</text:p>
          </table:table-cell>
          <table:table-cell office:value-type="string">
            <text:p>2018-10-25_06-46-02_000.jpg</text:p>
          </table:table-cell>
          <table:table-cell office:value-type="string">
            <text:p>:PHOTO 面白いもの / @桜木町駅、近く、東和現場への途中 / 記録用 / 高架道路、柱など / N-35-27-9.68 E-139-37-53.95</text:p>
          </table:table-cell>
          <table:table-cell table:number-columns-repeated="3"/>
        </table:table-row>
        <table:table-row table:style-name="ro9">
          <table:table-cell office:value-type="float" office:value="29">
            <text:p>29</text:p>
          </table:table-cell>
          <table:table-cell office:value-type="string">
            <text:p>2018-10-25_06-46-08_000.jpg</text:p>
          </table:table-cell>
          <table:table-cell office:value-type="string">
            <text:p>:PHOTO 面白いもの / @桜木町駅、近く、東和現場への途中 / 記録用 / 高架道路、柱など / N-35-27-9.85 E-139-37-54.11</text:p>
          </table:table-cell>
          <table:table-cell table:number-columns-repeated="3"/>
        </table:table-row>
        <table:table-row table:style-name="ro9">
          <table:table-cell office:value-type="float" office:value="30">
            <text:p>30</text:p>
          </table:table-cell>
          <table:table-cell office:value-type="string">
            <text:p>2018-10-25_06-46-11_000.jpg</text:p>
          </table:table-cell>
          <table:table-cell office:value-type="string">
            <text:p>:PHOTO 面白いもの / @桜木町駅、近く、東和現場への途中 / 記録用 / 高架道路、柱など / N-35-27-9.85 E-139-37-54.11</text:p>
          </table:table-cell>
          <table:table-cell table:number-columns-repeated="3"/>
        </table:table-row>
        <table:table-row table:style-name="ro9">
          <table:table-cell office:value-type="float" office:value="31">
            <text:p>31</text:p>
          </table:table-cell>
          <table:table-cell office:value-type="string">
            <text:p>2018-10-25_06-46-16_000.jpg</text:p>
          </table:table-cell>
          <table:table-cell office:value-type="string">
            <text:p>:PHOTO 面白いもの / @桜木町駅、近く、東和現場への途中 / 記録用 / 高架道路、柱など / N-35-27-9.96 E-139-37-54.06</text:p>
          </table:table-cell>
          <table:table-cell table:number-columns-repeated="3"/>
        </table:table-row>
        <table:table-row table:style-name="ro9">
          <table:table-cell office:value-type="float" office:value="32">
            <text:p>32</text:p>
          </table:table-cell>
          <table:table-cell office:value-type="string">
            <text:p>2018-10-25_06-46-20_000.jpg</text:p>
          </table:table-cell>
          <table:table-cell office:value-type="string">
            <text:p>:PHOTO 面白いもの / @桜木町駅、近く、東和現場への途中 / 記録用 / 高架道路、柱など / N-35-27-9.96 E-139-37-54.06</text:p>
          </table:table-cell>
          <table:table-cell table:number-columns-repeated="3"/>
        </table:table-row>
        <table:table-row table:style-name="ro9">
          <table:table-cell office:value-type="float" office:value="33">
            <text:p>33</text:p>
          </table:table-cell>
          <table:table-cell office:value-type="string">
            <text:p>2018-10-25_06-46-22_000.jpg</text:p>
          </table:table-cell>
          <table:table-cell office:value-type="string">
            <text:p>:PHOTO 面白いもの / @桜木町駅、近く、東和現場への途中 / 記録用 / 高架道路、柱など / N-35-27-9.99 E-139-37-53.84</text:p>
          </table:table-cell>
          <table:table-cell table:number-columns-repeated="3"/>
        </table:table-row>
        <table:table-row table:style-name="ro9">
          <table:table-cell office:value-type="float" office:value="34">
            <text:p>34</text:p>
          </table:table-cell>
          <table:table-cell office:value-type="string">
            <text:p>2018-10-25_06-46-27_000.jpg</text:p>
          </table:table-cell>
          <table:table-cell office:value-type="string">
            <text:p>:PHOTO 面白いもの / @桜木町駅、近く、東和現場への途中 / 記録用 / 高架道路、柱など / N-35-27-9.99 E-139-37-53.73</text:p>
          </table:table-cell>
          <table:table-cell table:number-columns-repeated="3"/>
        </table:table-row>
        <table:table-row table:style-name="ro9">
          <table:table-cell office:value-type="float" office:value="35">
            <text:p>35</text:p>
          </table:table-cell>
          <table:table-cell office:value-type="string">
            <text:p>2018-10-25_06-46-28_000.jpg</text:p>
          </table:table-cell>
          <table:table-cell office:value-type="string">
            <text:p>:PHOTO 面白いもの / @桜木町駅、近く、東和現場への途中 / 記録用 / 高架道路、柱など / N-35-27-9.93 E-139-37-53.62</text:p>
          </table:table-cell>
          <table:table-cell table:number-columns-repeated="3"/>
        </table:table-row>
        <table:table-row table:style-name="ro9">
          <table:table-cell office:value-type="float" office:value="36">
            <text:p>36</text:p>
          </table:table-cell>
          <table:table-cell office:value-type="string">
            <text:p>2018-10-25_06-46-30_000.jpg</text:p>
          </table:table-cell>
          <table:table-cell office:value-type="string">
            <text:p>:PHOTO 面白いもの / @桜木町駅、近く、東和現場への途中 / 記録用 / 高架道路、柱など / N-35-27-10.06 E-139-37-53.62</text:p>
          </table:table-cell>
          <table:table-cell table:number-columns-repeated="3"/>
        </table:table-row>
        <table:table-row table:style-name="ro10">
          <table:table-cell office:value-type="float" office:value="37">
            <text:p>37</text:p>
          </table:table-cell>
          <table:table-cell office:value-type="string">
            <text:p>2018-10-25_07-21-42_000.jpg</text:p>
          </table:table-cell>
          <table:table-cell office:value-type="string">
            <text:p>:m 東和 1810225th / PHOTO 現場状況 / 桜木町駅 / MMマリーナ計画 / １名 / エステック様（六興電気、佐藤工業） / N-35-27-21.23 E-139-37-42.3</text:p>
          </table:table-cell>
          <table:table-cell table:number-columns-repeated="3"/>
        </table:table-row>
        <table:table-row table:style-name="ro10">
          <table:table-cell office:value-type="float" office:value="38">
            <text:p>38</text:p>
          </table:table-cell>
          <table:table-cell office:value-type="string">
            <text:p>2018-10-25_07-21-43_000.jpg</text:p>
          </table:table-cell>
          <table:table-cell office:value-type="string">
            <text:p>:m 東和 1810225th / PHOTO 現場状況 / 桜木町駅 / MMマリーナ計画 / １名 / エステック様（六興電気、佐藤工業） / N-35-27-21.23 E-139-37-42.3</text:p>
          </table:table-cell>
          <table:table-cell table:number-columns-repeated="3"/>
        </table:table-row>
        <table:table-row table:style-name="ro10">
          <table:table-cell office:value-type="float" office:value="39">
            <text:p>39</text:p>
          </table:table-cell>
          <table:table-cell office:value-type="string">
            <text:p>2018-10-25_07-21-45_000.jpg</text:p>
          </table:table-cell>
          <table:table-cell office:value-type="string">
            <text:p>:m 東和 1810225th / PHOTO 現場状況 / 桜木町駅 / MMマリーナ計画 / １名 / エステック様（六興電気、佐藤工業） / N-35-27-21.23 E-139-37-42.3</text:p>
          </table:table-cell>
          <table:table-cell table:number-columns-repeated="3"/>
        </table:table-row>
        <table:table-row table:style-name="ro10">
          <table:table-cell office:value-type="float" office:value="40">
            <text:p>40</text:p>
          </table:table-cell>
          <table:table-cell office:value-type="string">
            <text:p>2018-10-25_07-21-46_000.jpg</text:p>
          </table:table-cell>
          <table:table-cell office:value-type="string">
            <text:p>:m 東和 1810225th / PHOTO 現場状況 / 桜木町駅 / MMマリーナ計画 / １名 / エステック様（六興電気、佐藤工業） / N-35-27-21.25 E-139-37-42.08</text:p>
          </table:table-cell>
          <table:table-cell table:number-columns-repeated="3"/>
        </table:table-row>
        <table:table-row table:style-name="ro10">
          <table:table-cell office:value-type="float" office:value="41">
            <text:p>41</text:p>
          </table:table-cell>
          <table:table-cell office:value-type="string">
            <text:p>2018-10-25_07-21-53_000.jpg</text:p>
          </table:table-cell>
          <table:table-cell office:value-type="string">
            <text:p>:m 東和 1810225th / PHOTO 現場状況 / 桜木町駅 / MMマリーナ計画 / １名 / エステック様（六興電気、佐藤工業） / N-35-27-21.3 E-139-37-41.76</text:p>
          </table:table-cell>
          <table:table-cell table:number-columns-repeated="3"/>
        </table:table-row>
        <table:table-row table:style-name="ro10">
          <table:table-cell office:value-type="float" office:value="42">
            <text:p>42</text:p>
          </table:table-cell>
          <table:table-cell office:value-type="string">
            <text:p>2018-10-25_07-21-54_000.jpg</text:p>
          </table:table-cell>
          <table:table-cell office:value-type="string">
            <text:p>:m 東和 1810225th / PHOTO 現場状況 / 桜木町駅 / MMマリーナ計画 / １名 / エステック様（六興電気、佐藤工業） / N-35-27-21.48 E-139-37-41.48</text:p>
          </table:table-cell>
          <table:table-cell table:number-columns-repeated="3"/>
        </table:table-row>
        <table:table-row table:style-name="ro10">
          <table:table-cell office:value-type="float" office:value="43">
            <text:p>43</text:p>
          </table:table-cell>
          <table:table-cell office:value-type="string">
            <text:p>2018-10-25_07-22-05_000.jpg</text:p>
          </table:table-cell>
          <table:table-cell office:value-type="string">
            <text:p>:m 東和 1810225th / PHOTO 現場状況 / 桜木町駅 / MMマリーナ計画 / １名 / エステック様（六興電気、佐藤工業） / N-35-27-21.41 E-139-37-41.32</text:p>
          </table:table-cell>
          <table:table-cell table:number-columns-repeated="3"/>
        </table:table-row>
        <table:table-row table:style-name="ro10">
          <table:table-cell office:value-type="float" office:value="44">
            <text:p>44</text:p>
          </table:table-cell>
          <table:table-cell office:value-type="string">
            <text:p>2018-10-25_07-22-07_000.jpg</text:p>
          </table:table-cell>
          <table:table-cell office:value-type="string">
            <text:p>:m 東和 1810225th / PHOTO 現場状況 / 桜木町駅 / MMマリーナ計画 / １名 / エステック様（六興電気、佐藤工業） / N-35-27-21.41 E-139-37-41.32</text:p>
          </table:table-cell>
          <table:table-cell table:number-columns-repeated="3"/>
        </table:table-row>
        <table:table-row table:style-name="ro10">
          <table:table-cell office:value-type="float" office:value="45">
            <text:p>45</text:p>
          </table:table-cell>
          <table:table-cell office:value-type="string">
            <text:p>2018-10-25_07-22-10_000.jpg</text:p>
          </table:table-cell>
          <table:table-cell office:value-type="string">
            <text:p>:m 東和 1810225th / PHOTO 現場状況 / 桜木町駅 / MMマリーナ計画 / １名 / エステック様（六興電気、佐藤工業） / N-35-27-21.41 E-139-37-41.32</text:p>
          </table:table-cell>
          <table:table-cell table:number-columns-repeated="3"/>
        </table:table-row>
        <table:table-row table:style-name="ro11">
          <table:table-cell office:value-type="float" office:value="46">
            <text:p>46</text:p>
          </table:table-cell>
          <table:table-cell office:value-type="string">
            <text:p>2018-10-25_07-44-16_000.jpg</text:p>
          </table:table-cell>
          <table:table-cell office:value-type="string">
            <text:p>:m 東和 1810225th / PHOTO お客様連絡先 / 桜木町駅 / MMマリーナ計画 / １名 / エステック様（六興電気、佐藤工業）</text:p>
          </table:table-cell>
          <table:table-cell table:number-columns-repeated="3"/>
        </table:table-row>
        <table:table-row table:style-name="ro9">
          <table:table-cell office:value-type="float" office:value="47">
            <text:p>47</text:p>
          </table:table-cell>
          <table:table-cell office:value-type="string">
            <text:p>2018-10-25_17-55-34_000.jpg</text:p>
          </table:table-cell>
          <table:table-cell office:value-type="string">
            <text:p>:m 東和 1810225th / PHOTO / 日報 / 桜木町駅 / MMマリーナ計画 / １名 / エステック様（六興電気、佐藤工業）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2018-10-25_20-48-49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8-10-25_22-35-02_000.jpg</text:p>
          </table:table-cell>
          <table:table-cell table:style-name="ce3" office:value-type="string">
            <text:p>:m 食べた物　間食 / 砂糖菓子or乾物菓子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8-10-25_22-59-17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8-10-26_01-11-59_000.png</text:p>
          </table:table-cell>
          <table:table-cell table:style-name="ce3" office:value-type="string">
            <text:p>:m :PHOTO 寝た時刻 / 20181017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8-10-26_07-54-55_000.png</text:p>
          </table:table-cell>
          <table:table-cell table:style-name="ce3" office:value-type="string">
            <text:p>:m :PHOTO 起きた時刻 / 20181023</text:p>
          </table:table-cell>
          <table:table-cell table:number-columns-repeated="3"/>
        </table:table-row>
        <table:table-row table:style-name="ro7" table:number-rows-repeated="3">
          <table:table-cell table:number-columns-repeated="2"/>
          <table:table-cell table:style-name="ce3"/>
          <table:table-cell table:number-columns-repeated="3"/>
        </table:table-row>
        <table:table-row table:style-name="ro7" table:number-rows-repeated="4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ce3"/>
          <table:table-cell table:number-columns-repeated="3"/>
        </table:table-row>
        <table:table-row table:style-name="ro7" table:number-rows-repeated="9">
          <table:table-cell table:number-columns-repeated="6"/>
        </table:table-row>
        <table:table-row table:style-name="ro7" table:number-rows-repeated="6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7" table:number-rows-repeated="7">
          <table:table-cell table:number-columns-repeated="2"/>
          <table:table-cell table:style-name="ce3"/>
          <table:table-cell/>
          <table:table-cell table:style-name="Default" table:number-columns-repeated="2"/>
        </table:table-row>
        <table:table-row table:style-name="ro7" table:number-rows-repeated="16">
          <table:table-cell table:number-columns-repeated="4"/>
          <table:table-cell table:style-name="Default" table:number-columns-repeated="2"/>
        </table:table-row>
        <table:table-row table:style-name="ro7" table:number-rows-repeated="4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" office:value-type="float" office:value="13">
            <text:p>13</text:p>
          </table:table-cell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" office:value-type="float" office:value="53">
            <text:p>53</text:p>
          </table:table-cell>
          <table:table-cell/>
          <table:table-cell table:style-name="Default" table:number-columns-repeated="2"/>
        </table:table-row>
        <table:table-row table:style-name="ro7" table:number-rows-repeated="6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7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53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53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53])" office:value-type="float" office:value="52">
            <text:p>52</text:p>
          </table:table-cell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53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53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53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2018/10/26</text:date>, <text:time>09:01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26T09:01:32.02</dc:date>
    <dc:creator>iwabuchi ken</dc:creator>
    <meta:editing-duration>P5DT10H26M11S</meta:editing-duration>
    <meta:editing-cycles>1892</meta:editing-cycles>
    <meta:document-statistic meta:table-count="1" meta:cell-count="178" meta:object-count="0"/>
  </office:meta>
</office:document-meta>
</file>